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ermistor_deg_ohm" table:style-name="ta1">
        <table:shapes>
          <draw:frame draw:z-index="0" draw:style-name="gr1" draw:text-style-name="P1" svg:width="6.2988in" svg:height="3.5429in" svg:x="7.165in" svg:y="0.9283in">
            <draw:object draw:notify-on-update-of-ranges="thermistor_deg_ohm.B9:thermistor_deg_ohm.B39 thermistor_deg_ohm.C9:thermistor_deg_ohm.C3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office:value-type="float" office:value="13873" calcext:value-type="float">
            <text:p>13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19" calcext:value-type="float">
            <text:p>11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815" calcext:value-type="float">
            <text:p>88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101" calcext:value-type="float">
            <text:p>71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758.6" calcext:value-type="float">
            <text:p>5758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859.7" calcext:value-type="float">
            <text:p>3859.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88.4" calcext:value-type="float">
            <text:p>3188.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648.9" calcext:value-type="float">
            <text:p>2648.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212.7" calcext:value-type="float">
            <text:p>2212.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58" calcext:value-type="float">
            <text:p>18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568.1" calcext:value-type="float">
            <text:p>1568.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1329.9" calcext:value-type="float">
            <text:p>1329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33.1" calcext:value-type="float">
            <text:p>1133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69.76" calcext:value-type="float">
            <text:p>969.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833.56" calcext:value-type="float">
            <text:p>833.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19.47" calcext:value-type="float">
            <text:p>719.4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23.48" calcext:value-type="float">
            <text:p>623.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542.38" calcext:value-type="float">
            <text:p>542.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73.58" calcext:value-type="float">
            <text:p>473.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414.98" calcext:value-type="float">
            <text:p>414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64.89" calcext:value-type="float">
            <text:p>364.8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321.91" calcext:value-type="float">
            <text:p>321.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284.9" calcext:value-type="float">
            <text:p>284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252.92" calcext:value-type="float">
            <text:p>252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25.2" calcext:value-type="float">
            <text:p>225.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201.09" calcext:value-type="float">
            <text:p>201.0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float" office:value="180.07" calcext:value-type="float">
            <text:p>180.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61.67" calcext:value-type="float">
            <text:p>161.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145.53" calcext:value-type="float">
            <text:p>145.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131.33" calcext:value-type="float">
            <text:p>131.33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9T20:26:10.784335242</dc:date>
    <meta:editing-duration>PT12M11S</meta:editing-duration>
    <meta:editing-cycles>1</meta:editing-cycles>
    <meta:document-statistic meta:table-count="1" meta:cell-count="62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102cm"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7cm" svg:y="3.952cm" style:legend-expansion="high" chart:style-name="ch2"/>
        <chart:plot-area chart:style-name="ch3" table:cell-range-address="thermistor_deg_ohm.B9:thermistor_deg_ohm.C39" svg:x="0.32cm" svg:y="0.18cm" svg:width="10.418cm" svg:height="8.64cm">
          <chartooo:coordinate-region svg:x="1.127cm" svg:y="0.38cm" svg:width="9.14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ermistor_deg_ohm.C9:thermistor_deg_ohm.C39" chart:class="chart:scatter">
            <chart:domain table:cell-range-address="thermistor_deg_ohm.B9:thermistor_deg_ohm.B39"/>
            <chart:regression-curve chart:style-name="ch7">
              <chart:equation chart:display-equation="true" chart:display-r-square="true"/>
            </chart:regression-curve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73">
                <text:p>13873</text:p>
                <draw:g>
                  <svg:desc>thermistor_deg_ohm.B9:thermistor_deg_ohm.B39</svg:desc>
                </draw:g>
              </table:table-cell>
              <table:table-cell office:value-type="float" office:value="0">
                <text:p>0</text:p>
                <draw:g>
                  <svg:desc>thermistor_deg_ohm.C9:thermistor_deg_ohm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19">
                <text:p>110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15">
                <text:p>88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01">
                <text:p>71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8.6">
                <text:p>5758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0">
                <text:p>47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9.7">
                <text:p>3859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88.4">
                <text:p>3188.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48.9">
                <text:p>2648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2.7">
                <text:p>2212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8">
                <text:p>18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8.1">
                <text:p>1568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9.9">
                <text:p>1329.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3.1">
                <text:p>1133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9.76">
                <text:p>969.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3.56">
                <text:p>833.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9.47">
                <text:p>719.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3.48">
                <text:p>623.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.38">
                <text:p>542.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3.58">
                <text:p>473.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4.98">
                <text:p>414.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.89">
                <text:p>364.8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1.91">
                <text:p>321.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.9">
                <text:p>284.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2.92">
                <text:p>252.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.2">
                <text:p>225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.09">
                <text:p>201.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.07">
                <text:p>180.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67">
                <text:p>161.6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.53">
                <text:p>145.5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.33">
                <text:p>131.3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